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size="16pt" style:font-size-asian="16pt" style:font-size-complex="16pt" fo:language="en" fo:country="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4" style:parent-style-name="Normal" style:family="paragraph">
      <style:text-properties style:font-name="Times New Roman" style:font-name-complex="Times New Roman" fo:font-size="16pt" style:font-size-asian="16pt" style:font-size-complex="16pt" fo:language="en" fo:country="US"/>
    </style:style>
    <style:style style:name="P5" style:parent-style-name="Normal" style:family="paragraph">
      <style:text-properties style:font-name="Times New Roman" style:font-name-complex="Times New Roman" fo:font-size="16pt" style:font-size-asian="16pt" style:font-size-complex="16pt" fo:language="en" fo:country="US"/>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7" style:parent-style-name="Normal" style:family="paragraph">
      <style:text-properties style:font-name="Times New Roman" style:font-name-complex="Times New Roman" fo:font-size="16pt" style:font-size-asian="16pt" style:font-size-complex="16pt" fo:language="en" fo:country="US"/>
    </style:style>
    <style:style style:name="P8" style:parent-style-name="Normal" style:family="paragraph">
      <style:text-properties style:font-name="Times New Roman" style:font-name-complex="Times New Roman" fo:font-size="16pt" style:font-size-asian="16pt" style:font-size-complex="16pt" fo:language="en" fo:country="US"/>
    </style:style>
    <style:style style:name="P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0"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1"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2"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3"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4"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5"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6" style:parent-style-name="Normal" style:family="paragraph">
      <style:text-properties style:font-name="Times New Roman" style:font-name-complex="Times New Roman" fo:font-size="16pt" style:font-size-asian="16pt" style:font-size-complex="16pt" fo:language="en" fo:country="US"/>
    </style:style>
    <style:style style:name="P17" style:parent-style-name="Normal" style:family="paragraph">
      <style:text-properties style:font-name="Times New Roman" style:font-name-complex="Times New Roman" fo:font-size="16pt" style:font-size-asian="16pt" style:font-size-complex="16pt" fo:language="en" fo:country="US"/>
    </style:style>
    <style:style style:name="P18" style:parent-style-name="Normal" style:family="paragraph">
      <style:text-properties style:font-name="Times New Roman" style:font-name-complex="Times New Roman" fo:font-size="16pt" style:font-size-asian="16pt" style:font-size-complex="16pt" fo:language="en" fo:country="US"/>
    </style:style>
    <style:style style:name="P1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0" style:parent-style-name="Normal" style:family="paragraph">
      <style:text-properties style:font-name="Times New Roman" style:font-name-complex="Times New Roman" fo:font-size="16pt" style:font-size-asian="16pt" style:font-size-complex="16pt" fo:language="en" fo:country="US"/>
    </style:style>
    <style:style style:name="P21"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2"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3"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4"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5"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6"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7"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8"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9" style:parent-style-name="Normal" style:family="paragraph">
      <style:text-properties style:font-name="Times New Roman" style:font-name-complex="Times New Roman" fo:font-size="16pt" style:font-size-asian="16pt" style:font-size-complex="16pt" fo:language="en" fo:country="US"/>
    </style:style>
    <style:style style:name="P30"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1" style:parent-style-name="Normal" style:family="paragraph">
      <style:text-properties style:font-name="Times New Roman" style:font-name-complex="Times New Roman" fo:font-size="16pt" style:font-size-asian="16pt" style:font-size-complex="16pt" fo:language="en" fo:country="US"/>
    </style:style>
    <style:style style:name="P32" style:parent-style-name="Normal" style:family="paragraph">
      <style:text-properties style:font-name="Times New Roman" style:font-name-complex="Times New Roman" fo:font-size="16pt" style:font-size-asian="16pt" style:font-size-complex="16pt" fo:language="en" fo:country="US"/>
    </style:style>
    <style:style style:name="P33" style:parent-style-name="Normal" style:family="paragraph">
      <style:text-properties style:font-name="Times New Roman" style:font-name-complex="Times New Roman" fo:font-size="16pt" style:font-size-asian="16pt" style:font-size-complex="16pt" fo:language="en" fo:country="US"/>
    </style:style>
    <style:style style:name="P34"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5" style:parent-style-name="Normal" style:family="paragraph">
      <style:text-properties style:font-name="Times New Roman" style:font-name-complex="Times New Roman" fo:font-size="16pt" style:font-size-asian="16pt" style:font-size-complex="16pt" fo:language="en" fo:country="US"/>
    </style:style>
    <style:style style:name="P36" style:parent-style-name="Normal" style:family="paragraph">
      <style:text-properties style:font-name="Times New Roman" style:font-name-complex="Times New Roman" fo:font-size="16pt" style:font-size-asian="16pt" style:font-size-complex="16pt" fo:language="en" fo:country="US"/>
    </style:style>
    <style:style style:name="T37"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Brian Tumor Classification Model</text:p>
      <text:p text:style-name="P2"/>
      <text:p text:style-name="P3">Project Description:</text:p>
      <text:p text:style-name="P4">The provided code is a binary image classification project that uses a Convolutional Neural Network (CNN) to classify brain tumor images into two categories: tumor and non-tumor. The code loads the image data, preprocesses it, builds a CNN model, trains the model on the training data, evaluates its performance on the test data, and visualizes the results.</text:p>
      <text:p text:style-name="P5"/>
      <text:p text:style-name="P6">Functions:</text:p>
      <text:p text:style-name="P7">plot_image(i, predictions, img_test): This function is used to plot and display images along with their predicted and true labels. It helps visualize the model's performance.</text:p>
      <text:p text:style-name="P8"/>
      <text:p text:style-name="P9">Used Tools:</text:p>
      <text:list text:style-name="LFO1" text:continue-numbering="true">
        <text:list-item>
          <text:p text:style-name="P10">os: It is used for handling file paths and directory operations.</text:p>
        </text:list-item>
        <text:list-item>
          <text:p text:style-name="P11">numpy (np): It is used for numerical operations and array manipulation.</text:p>
        </text:list-item>
        <text:list-item>
          <text:p text:style-name="P12">matplotlib.pyplot (plt): It is used for plotting and visualizing the results.</text:p>
        </text:list-item>
        <text:list-item>
          <text:p text:style-name="P13">itertools: It is used to create iterators for efficient looping.</text:p>
        </text:list-item>
        <text:list-item>
          <text:p text:style-name="P14">sklearn.metrics: It is used for computing classification metrics such as accuracy and the confusion matrix.</text:p>
        </text:list-item>
        <text:list-item>
          <text:p text:style-name="P15">tensorflow.keras: It is used for building and training the CNN model.</text:p>
        </text:list-item>
      </text:list>
      <text:p text:style-name="P16"/>
      <text:p text:style-name="P17"/>
      <text:p text:style-name="P18"/>
      <text:soft-page-break/>
      <text:p text:style-name="P19">Algorithm:</text:p>
      <text:p text:style-name="P20">The main algorithm of the code can be summarized as follows:</text:p>
      <text:list text:style-name="LFO2" text:continue-numbering="true">
        <text:list-item>
          <text:p text:style-name="P21">Load and preprocess the image data using ImageDataGenerator. The data is split into training and validation sets.</text:p>
        </text:list-item>
        <text:list-item>
          <text:p text:style-name="P22">Define the CNN model architecture using keras.Sequential. The model consists of convolutional layers, pooling layers, a flattening layer, dense layers, and a final sigmoid activation layer for binary classification.</text:p>
        </text:list-item>
        <text:list-item>
          <text:p text:style-name="P23">Compile the model with an optimizer, loss function, and metrics using model.compile().</text:p>
        </text:list-item>
        <text:list-item>
          <text:p text:style-name="P24">Train the model on the training data using model.fit().</text:p>
        </text:list-item>
        <text:list-item>
          <text:p text:style-name="P25">Evaluate the model on the test data to compute test loss and accuracy using model.evaluate().</text:p>
        </text:list-item>
        <text:list-item>
          <text:p text:style-name="P26">Make predictions on the test data and compute classification metrics such as precision, recall, and F1-score using classification_report and confusion_matrix.</text:p>
        </text:list-item>
        <text:list-item>
          <text:p text:style-name="P27">Visualize the test images along with their predicted and true labels.</text:p>
        </text:list-item>
        <text:list-item>
          <text:p text:style-name="P28">Plot the training and validation loss and accuracy over epochs.</text:p>
        </text:list-item>
      </text:list>
      <text:p text:style-name="P29"/>
      <text:p text:style-name="P30">Machine Learning or Deep Learning:</text:p>
      <text:p text:style-name="P31">The project is based on deep learning. The main part of the code involves building and training a Convolutional Neural Network (CNN), which is a type of deep learning model specifically designed for image-related tasks. The CNN architecture consists of multiple layers that automatically learn features from the input images to make accurate predictions.</text:p>
      <text:p text:style-name="P32">The use of CNNs allows the model to learn hierarchical representations of the brain tumor images, capturing relevant patterns and structures for classification. The model learns to differentiate between tumor and non-tumor regions based on the features it learns from the training data.</text:p>
      <text:p text:style-name="P33"/>
      <text:p text:style-name="P34">Why You Need This Project:</text:p>
      <text:p text:style-name="P35">Brain tumor classification is a critical application in medical imaging. The ability to accurately classify brain tumor images can have significant clinical implications, including early detection and better treatment planning. By using deep learning techniques like CNNs, the model can automatically extract relevant features from the images, leading to more accurate and reliable tumor classification.</text:p>
      <text:p text:style-name="P36"/>
      <text:p text:style-name="Normal"><text:span text:style-name="T37">In addition, this project demonstrates essential steps in building and training a CNN for image classification tasks, including data preprocessing, model construction, training, and evaluation. Understanding these steps is valuable for developing more sophisticated deep learning models for various image-related applications in medical imaging, computer vision, and other dom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312in solid #000000" fo:padding="0.635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2T10:48:00Z</meta:creation-date>
    <dc:date>2023-08-03T13:18:00Z</dc:date>
    <meta:template xlink:href="Normal" xlink:type="simple"/>
    <meta:editing-cycles>1</meta:editing-cycles>
    <meta:editing-duration>PT95400S</meta:editing-duration>
    <meta:document-statistic meta:page-count="3" meta:paragraph-count="6" meta:word-count="522" meta:character-count="3493" meta:row-count="24" meta:non-whitespace-character-count="2977"/>
  </office:meta>
</office:document-meta>
</file>